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ResultMatchers.isTemporary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ethod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ovedPermanen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artia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1xxInforma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ResultMatchers.isPayloadTooLa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tEx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InsufficientSpaceO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Switching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IAmATeap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Service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Expectation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nsupport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ermanent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2xx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ResultMatchers.isSee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BandwidthLimit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Reques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Too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nauth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3xxRe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ResultMatchers.isRequestUriToo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aymen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VariantAlsoNegoti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etworkAuthenticat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InsufficientSto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Gateway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roxyAuthenticat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pgrad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matcher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Status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ResultMatchers.is4xxClien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ResultMatchers.isIm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navailableForLegalRea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tImpleme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BadGat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Early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Forb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ulti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Confl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RequestedRangeNotSatis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HttpVers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Check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TooMany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Internal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ethod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RequestEntityTooLa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RequestHeaderFieldsTooLa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ovedTemporar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t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reas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getHttpStatusSeries( Mvc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recondit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nAuthoritative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Failed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s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AlreadyRe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Length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recondition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G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Destination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riToo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Loop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Contin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(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MultipleCho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5xx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ResultMatchers.reason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ResultMatchers.isRes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